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✗">
        <style:list-level-properties/>
        <style:text-properties style:font-name="Star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✗">
        <style:list-level-properties/>
        <style:text-properties style:font-name="Star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✗">
        <style:list-level-properties/>
        <style:text-properties style:font-name="Star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✗">
        <style:list-level-properties/>
        <style:text-properties style:font-name="Star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✗">
        <style:list-level-properties/>
        <style:text-properties style:font-name="Star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✗">
        <style:list-level-properties/>
        <style:text-properties style:font-name="Star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✗">
        <style:list-level-properties/>
        <style:text-properties style:font-name="StarSymbol"/>
      </text:list-level-style-bullet>
      <text:list-level-style-bullet text:level="2" text:style-name="WW_CharLFO8LVL2" text:bullet-char="✗">
        <style:list-level-properties/>
        <style:text-properties style:font-name="StarSymbol"/>
      </text:list-level-style-bullet>
      <text:list-level-style-bullet text:level="3" text:style-name="WW_CharLFO8LVL3" text:bullet-char="✗">
        <style:list-level-properties/>
        <style:text-properties style:font-name="StarSymbol"/>
      </text:list-level-style-bullet>
      <text:list-level-style-bullet text:level="4" text:style-name="WW_CharLFO8LVL4" text:bullet-char="✗">
        <style:list-level-properties/>
        <style:text-properties style:font-name="StarSymbol"/>
      </text:list-level-style-bullet>
      <text:list-level-style-bullet text:level="5" text:style-name="WW_CharLFO8LVL5" text:bullet-char="✗">
        <style:list-level-properties/>
        <style:text-properties style:font-name="StarSymbol"/>
      </text:list-level-style-bullet>
      <text:list-level-style-bullet text:level="6" text:style-name="WW_CharLFO8LVL6" text:bullet-char="✗">
        <style:list-level-properties/>
        <style:text-properties style:font-name="StarSymbol"/>
      </text:list-level-style-bullet>
      <text:list-level-style-bullet text:level="7" text:style-name="WW_CharLFO8LVL7" text:bullet-char="✗">
        <style:list-level-properties/>
        <style:text-properties style:font-name="StarSymbol"/>
      </text:list-level-style-bullet>
      <text:list-level-style-bullet text:level="8" text:style-name="WW_CharLFO8LVL8" text:bullet-char="✗">
        <style:list-level-properties/>
        <style:text-properties style:font-name="StarSymbol"/>
      </text:list-level-style-bullet>
      <text:list-level-style-bullet text:level="9" text:style-name="WW_CharLFO8LVL9" text:bullet-char="✗">
        <style:list-level-properties/>
        <style:text-properties style:font-name="StarSymbol"/>
      </text:list-level-style-bullet>
    </text:list-style>
    <text:list-style style:name="LFO10">
      <text:list-level-style-bullet text:level="1" text:style-name="WW_CharLFO10LVL1" text:bullet-char="✗">
        <style:list-level-properties/>
        <style:text-properties style:font-name="StarSymbol"/>
      </text:list-level-style-bullet>
      <text:list-level-style-bullet text:level="2" text:style-name="WW_CharLFO10LVL2" text:bullet-char="✗">
        <style:list-level-properties/>
        <style:text-properties style:font-name="StarSymbol"/>
      </text:list-level-style-bullet>
      <text:list-level-style-bullet text:level="3" text:style-name="WW_CharLFO10LVL3" text:bullet-char="✗">
        <style:list-level-properties/>
        <style:text-properties style:font-name="StarSymbol"/>
      </text:list-level-style-bullet>
      <text:list-level-style-bullet text:level="4" text:style-name="WW_CharLFO10LVL4" text:bullet-char="✗">
        <style:list-level-properties/>
        <style:text-properties style:font-name="StarSymbol"/>
      </text:list-level-style-bullet>
      <text:list-level-style-bullet text:level="5" text:style-name="WW_CharLFO10LVL5" text:bullet-char="✗">
        <style:list-level-properties/>
        <style:text-properties style:font-name="StarSymbol"/>
      </text:list-level-style-bullet>
      <text:list-level-style-bullet text:level="6" text:style-name="WW_CharLFO10LVL6" text:bullet-char="✗">
        <style:list-level-properties/>
        <style:text-properties style:font-name="StarSymbol"/>
      </text:list-level-style-bullet>
      <text:list-level-style-bullet text:level="7" text:style-name="WW_CharLFO10LVL7" text:bullet-char="✗">
        <style:list-level-properties/>
        <style:text-properties style:font-name="StarSymbol"/>
      </text:list-level-style-bullet>
      <text:list-level-style-bullet text:level="8" text:style-name="WW_CharLFO10LVL8" text:bullet-char="✗">
        <style:list-level-properties/>
        <style:text-properties style:font-name="StarSymbol"/>
      </text:list-level-style-bullet>
      <text:list-level-style-bullet text:level="9" text:style-name="WW_CharLFO10LVL9" text:bullet-char="✗">
        <style:list-level-properties/>
        <style:text-properties style:font-name="StarSymbol"/>
      </text:list-level-style-bullet>
    </text:list-style>
    <text:list-style style:name="LFO11">
      <text:list-level-style-bullet text:level="1" text:style-name="WW_CharLFO11LVL1" text:bullet-char="✗">
        <style:list-level-properties/>
        <style:text-properties style:font-name="StarSymbol"/>
      </text:list-level-style-bullet>
      <text:list-level-style-bullet text:level="2" text:style-name="WW_CharLFO11LVL2" text:bullet-char="✗">
        <style:list-level-properties/>
        <style:text-properties style:font-name="StarSymbol"/>
      </text:list-level-style-bullet>
      <text:list-level-style-bullet text:level="3" text:style-name="WW_CharLFO11LVL3" text:bullet-char="✗">
        <style:list-level-properties/>
        <style:text-properties style:font-name="StarSymbol"/>
      </text:list-level-style-bullet>
      <text:list-level-style-bullet text:level="4" text:style-name="WW_CharLFO11LVL4" text:bullet-char="✗">
        <style:list-level-properties/>
        <style:text-properties style:font-name="StarSymbol"/>
      </text:list-level-style-bullet>
      <text:list-level-style-bullet text:level="5" text:style-name="WW_CharLFO11LVL5" text:bullet-char="✗">
        <style:list-level-properties/>
        <style:text-properties style:font-name="StarSymbol"/>
      </text:list-level-style-bullet>
      <text:list-level-style-bullet text:level="6" text:style-name="WW_CharLFO11LVL6" text:bullet-char="✗">
        <style:list-level-properties/>
        <style:text-properties style:font-name="StarSymbol"/>
      </text:list-level-style-bullet>
      <text:list-level-style-bullet text:level="7" text:style-name="WW_CharLFO11LVL7" text:bullet-char="✗">
        <style:list-level-properties/>
        <style:text-properties style:font-name="StarSymbol"/>
      </text:list-level-style-bullet>
      <text:list-level-style-bullet text:level="8" text:style-name="WW_CharLFO11LVL8" text:bullet-char="✗">
        <style:list-level-properties/>
        <style:text-properties style:font-name="StarSymbol"/>
      </text:list-level-style-bullet>
      <text:list-level-style-bullet text:level="9" text:style-name="WW_CharLFO11LVL9" text:bullet-char="✗">
        <style:list-level-properties/>
        <style:text-properties style:font-name="StarSymbol"/>
      </text:list-level-style-bullet>
    </text:list-style>
    <text:list-style style:name="LFO12">
      <text:list-level-style-bullet text:level="1" text:style-name="WW_CharLFO12LVL1" text:bullet-char="✗">
        <style:list-level-properties/>
        <style:text-properties style:font-name="StarSymbol"/>
      </text:list-level-style-bullet>
      <text:list-level-style-bullet text:level="2" text:style-name="WW_CharLFO12LVL2" text:bullet-char="✗">
        <style:list-level-properties/>
        <style:text-properties style:font-name="StarSymbol"/>
      </text:list-level-style-bullet>
      <text:list-level-style-bullet text:level="3" text:style-name="WW_CharLFO12LVL3" text:bullet-char="✗">
        <style:list-level-properties/>
        <style:text-properties style:font-name="StarSymbol"/>
      </text:list-level-style-bullet>
      <text:list-level-style-bullet text:level="4" text:style-name="WW_CharLFO12LVL4" text:bullet-char="✗">
        <style:list-level-properties/>
        <style:text-properties style:font-name="StarSymbol"/>
      </text:list-level-style-bullet>
      <text:list-level-style-bullet text:level="5" text:style-name="WW_CharLFO12LVL5" text:bullet-char="✗">
        <style:list-level-properties/>
        <style:text-properties style:font-name="StarSymbol"/>
      </text:list-level-style-bullet>
      <text:list-level-style-bullet text:level="6" text:style-name="WW_CharLFO12LVL6" text:bullet-char="✗">
        <style:list-level-properties/>
        <style:text-properties style:font-name="StarSymbol"/>
      </text:list-level-style-bullet>
      <text:list-level-style-bullet text:level="7" text:style-name="WW_CharLFO12LVL7" text:bullet-char="✗">
        <style:list-level-properties/>
        <style:text-properties style:font-name="StarSymbol"/>
      </text:list-level-style-bullet>
      <text:list-level-style-bullet text:level="8" text:style-name="WW_CharLFO12LVL8" text:bullet-char="✗">
        <style:list-level-properties/>
        <style:text-properties style:font-name="StarSymbol"/>
      </text:list-level-style-bullet>
      <text:list-level-style-bullet text:level="9" text:style-name="WW_CharLFO12LVL9" text:bullet-char="✗">
        <style:list-level-properties/>
        <style:text-properties style:font-name="StarSymbol"/>
      </text:list-level-style-bullet>
    </text:list-style>
    <text:list-style style:name="LFO13">
      <text:list-level-style-bullet text:level="1" text:style-name="WW_CharLFO13LVL1" text:bullet-char="✗">
        <style:list-level-properties/>
        <style:text-properties style:font-name="StarSymbol"/>
      </text:list-level-style-bullet>
      <text:list-level-style-bullet text:level="2" text:style-name="WW_CharLFO13LVL2" text:bullet-char="✗">
        <style:list-level-properties/>
        <style:text-properties style:font-name="StarSymbol"/>
      </text:list-level-style-bullet>
      <text:list-level-style-bullet text:level="3" text:style-name="WW_CharLFO13LVL3" text:bullet-char="✗">
        <style:list-level-properties/>
        <style:text-properties style:font-name="StarSymbol"/>
      </text:list-level-style-bullet>
      <text:list-level-style-bullet text:level="4" text:style-name="WW_CharLFO13LVL4" text:bullet-char="✗">
        <style:list-level-properties/>
        <style:text-properties style:font-name="StarSymbol"/>
      </text:list-level-style-bullet>
      <text:list-level-style-bullet text:level="5" text:style-name="WW_CharLFO13LVL5" text:bullet-char="✗">
        <style:list-level-properties/>
        <style:text-properties style:font-name="StarSymbol"/>
      </text:list-level-style-bullet>
      <text:list-level-style-bullet text:level="6" text:style-name="WW_CharLFO13LVL6" text:bullet-char="✗">
        <style:list-level-properties/>
        <style:text-properties style:font-name="StarSymbol"/>
      </text:list-level-style-bullet>
      <text:list-level-style-bullet text:level="7" text:style-name="WW_CharLFO13LVL7" text:bullet-char="✗">
        <style:list-level-properties/>
        <style:text-properties style:font-name="StarSymbol"/>
      </text:list-level-style-bullet>
      <text:list-level-style-bullet text:level="8" text:style-name="WW_CharLFO13LVL8" text:bullet-char="✗">
        <style:list-level-properties/>
        <style:text-properties style:font-name="StarSymbol"/>
      </text:list-level-style-bullet>
      <text:list-level-style-bullet text:level="9" text:style-name="WW_CharLFO13LVL9" text:bullet-char="✗">
        <style:list-level-properties/>
        <style:text-properties style:font-name="StarSymbol"/>
      </text:list-level-style-bullet>
    </text:list-style>
    <text:list-style style:name="LFO14">
      <text:list-level-style-bullet text:level="1" text:style-name="WW_CharLFO14LVL1" text:bullet-char="✗">
        <style:list-level-properties/>
        <style:text-properties style:font-name="StarSymbol"/>
      </text:list-level-style-bullet>
      <text:list-level-style-bullet text:level="2" text:style-name="WW_CharLFO14LVL2" text:bullet-char="✗">
        <style:list-level-properties/>
        <style:text-properties style:font-name="StarSymbol"/>
      </text:list-level-style-bullet>
      <text:list-level-style-bullet text:level="3" text:style-name="WW_CharLFO14LVL3" text:bullet-char="✗">
        <style:list-level-properties/>
        <style:text-properties style:font-name="StarSymbol"/>
      </text:list-level-style-bullet>
      <text:list-level-style-bullet text:level="4" text:style-name="WW_CharLFO14LVL4" text:bullet-char="✗">
        <style:list-level-properties/>
        <style:text-properties style:font-name="StarSymbol"/>
      </text:list-level-style-bullet>
      <text:list-level-style-bullet text:level="5" text:style-name="WW_CharLFO14LVL5" text:bullet-char="✗">
        <style:list-level-properties/>
        <style:text-properties style:font-name="StarSymbol"/>
      </text:list-level-style-bullet>
      <text:list-level-style-bullet text:level="6" text:style-name="WW_CharLFO14LVL6" text:bullet-char="✗">
        <style:list-level-properties/>
        <style:text-properties style:font-name="StarSymbol"/>
      </text:list-level-style-bullet>
      <text:list-level-style-bullet text:level="7" text:style-name="WW_CharLFO14LVL7" text:bullet-char="✗">
        <style:list-level-properties/>
        <style:text-properties style:font-name="StarSymbol"/>
      </text:list-level-style-bullet>
      <text:list-level-style-bullet text:level="8" text:style-name="WW_CharLFO14LVL8" text:bullet-char="✗">
        <style:list-level-properties/>
        <style:text-properties style:font-name="StarSymbol"/>
      </text:list-level-style-bullet>
      <text:list-level-style-bullet text:level="9" text:style-name="WW_CharLFO14LVL9" text:bullet-char="✗">
        <style:list-level-properties/>
        <style:text-properties style:font-name="StarSymbol"/>
      </text:list-level-style-bullet>
    </text:list-style>
    <text:list-style style:name="LFO15">
      <text:list-level-style-bullet text:level="1" text:style-name="WW_CharLFO15LVL1" text:bullet-char="✗">
        <style:list-level-properties/>
        <style:text-properties style:font-name="StarSymbol"/>
      </text:list-level-style-bullet>
      <text:list-level-style-bullet text:level="2" text:style-name="WW_CharLFO15LVL2" text:bullet-char="✗">
        <style:list-level-properties/>
        <style:text-properties style:font-name="StarSymbol"/>
      </text:list-level-style-bullet>
      <text:list-level-style-bullet text:level="3" text:style-name="WW_CharLFO15LVL3" text:bullet-char="✗">
        <style:list-level-properties/>
        <style:text-properties style:font-name="StarSymbol"/>
      </text:list-level-style-bullet>
      <text:list-level-style-bullet text:level="4" text:style-name="WW_CharLFO15LVL4" text:bullet-char="✗">
        <style:list-level-properties/>
        <style:text-properties style:font-name="StarSymbol"/>
      </text:list-level-style-bullet>
      <text:list-level-style-bullet text:level="5" text:style-name="WW_CharLFO15LVL5" text:bullet-char="✗">
        <style:list-level-properties/>
        <style:text-properties style:font-name="StarSymbol"/>
      </text:list-level-style-bullet>
      <text:list-level-style-bullet text:level="6" text:style-name="WW_CharLFO15LVL6" text:bullet-char="✗">
        <style:list-level-properties/>
        <style:text-properties style:font-name="StarSymbol"/>
      </text:list-level-style-bullet>
      <text:list-level-style-bullet text:level="7" text:style-name="WW_CharLFO15LVL7" text:bullet-char="✗">
        <style:list-level-properties/>
        <style:text-properties style:font-name="StarSymbol"/>
      </text:list-level-style-bullet>
      <text:list-level-style-bullet text:level="8" text:style-name="WW_CharLFO15LVL8" text:bullet-char="✗">
        <style:list-level-properties/>
        <style:text-properties style:font-name="StarSymbol"/>
      </text:list-level-style-bullet>
      <text:list-level-style-bullet text:level="9" text:style-name="WW_CharLFO15LVL9" text:bullet-char="✗">
        <style:list-level-properties/>
        <style:text-properties style:font-name="StarSymbol"/>
      </text:list-level-style-bullet>
    </text:list-style>
    <text:list-style style:name="LFO16">
      <text:list-level-style-bullet text:level="1" text:style-name="WW_CharLFO16LVL1" text:bullet-char="✗">
        <style:list-level-properties/>
        <style:text-properties style:font-name="Star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style:style style:name="P1" style:parent-style-name="Название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fo:language="en" fo:country="US"/>
    </style:style>
    <style:style style:name="P4" style:parent-style-name="Textbody" style:family="paragraph"/>
    <style:style style:name="P5" style:parent-style-name="Textbody" style:family="paragraph"/>
    <style:style style:name="P6" style:parent-style-name="Textbody" style:family="paragraph"/>
    <style:style style:name="P7" style:parent-style-name="Textbody" style:family="paragraph"/>
    <style:style style:name="P8" style:parent-style-name="Textbody" style:family="paragraph"/>
    <style:style style:name="P9" style:parent-style-name="Textbody" style:family="paragraph"/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/>
    <style:style style:name="P14" style:parent-style-name="Заголовок2" style:family="paragraph">
      <style:paragraph-properties fo:break-before="page"/>
    </style:style>
    <style:style style:name="P15" style:parent-style-name="Textbody" style:family="paragraph"/>
    <style:style style:name="P16" style:parent-style-name="Textbody" style:family="paragraph"/>
    <style:style style:name="P17" style:parent-style-name="Textbody" style:family="paragraph"/>
    <style:style style:name="P18" style:parent-style-name="Textbody" style:family="paragraph"/>
    <style:style style:name="P19" style:parent-style-name="Textbody" style:family="paragraph"/>
    <style:style style:name="P20" style:parent-style-name="Textbody" style:family="paragraph"/>
    <style:style style:name="P21" style:parent-style-name="Textbody" style:family="paragraph"/>
    <style:style style:name="P22" style:parent-style-name="Textbody" style:family="paragraph"/>
    <style:style style:name="P23" style:parent-style-name="Textbody" style:family="paragraph"/>
    <style:style style:name="P24" style:parent-style-name="Textbody" style:family="paragraph"/>
    <style:style style:name="P25" style:parent-style-name="Textbody" style:family="paragraph"/>
    <style:style style:name="P26" style:parent-style-name="Textbody" style:family="paragraph"/>
    <style:style style:name="P27" style:parent-style-name="Заголовок1" style:family="paragraph">
      <style:paragraph-properties fo:break-before="page"/>
    </style:style>
    <style:style style:name="P28" style:parent-style-name="Textbody" style:family="paragraph"/>
    <style:style style:name="P29" style:parent-style-name="Textbody" style:family="paragraph"/>
    <style:style style:name="P30" style:parent-style-name="Textbody" style:family="paragraph"/>
    <style:style style:name="P31" style:parent-style-name="Textbody" style:family="paragraph"/>
    <style:style style:name="P32" style:parent-style-name="Textbody" style:family="paragraph"/>
    <style:style style:name="P33" style:parent-style-name="Textbody" style:family="paragraph"/>
    <style:style style:name="P34" style:parent-style-name="Textbody" style:family="paragraph"/>
    <style:style style:name="P35" style:parent-style-name="Textbody" style:family="paragraph"/>
    <style:style style:name="P36" style:parent-style-name="Textbody" style:family="paragraph"/>
    <style:style style:name="P37" style:parent-style-name="Textbody" style:family="paragraph"/>
    <style:style style:name="P38" style:parent-style-name="Textbody" style:family="paragraph"/>
    <style:style style:name="P39" style:parent-style-name="Textbody" style:family="paragraph"/>
    <style:style style:name="P40" style:parent-style-name="Textbody" style:family="paragraph"/>
    <style:style style:name="P41" style:parent-style-name="Textbody" style:family="paragraph"/>
    <style:style style:name="P42" style:parent-style-name="Textbody" style:family="paragraph"/>
    <style:style style:name="P43" style:parent-style-name="Textbody" style:family="paragraph"/>
    <style:style style:name="P44" style:parent-style-name="Textbody" style:family="paragraph"/>
    <style:style style:name="P45" style:parent-style-name="Textbody" style:family="paragraph"/>
    <style:style style:name="P46" style:parent-style-name="Textbody" style:family="paragraph"/>
    <style:style style:name="P47" style:parent-style-name="Textbody" style:family="paragraph"/>
    <style:style style:name="P48" style:parent-style-name="Textbody" style:family="paragraph"/>
    <style:style style:name="P49" style:parent-style-name="Textbody" style:family="paragraph"/>
    <style:style style:name="P50" style:parent-style-name="Textbody" style:family="paragraph"/>
    <style:style style:name="P51" style:parent-style-name="Textbody" style:family="paragraph"/>
    <style:style style:name="P52" style:parent-style-name="Textbody" style:family="paragraph"/>
    <style:style style:name="P53" style:parent-style-name="Textbody" style:family="paragraph"/>
    <style:style style:name="P54" style:parent-style-name="Textbody" style:family="paragraph"/>
    <style:style style:name="P55" style:parent-style-name="Textbody" style:family="paragraph"/>
    <style:style style:name="P56" style:parent-style-name="Textbody" style:family="paragraph"/>
    <style:style style:name="P57" style:parent-style-name="Textbody" style:family="paragraph"/>
    <style:style style:name="P58" style:parent-style-name="Textbody" style:family="paragraph"/>
    <style:style style:name="P59" style:parent-style-name="Textbody" style:family="paragraph"/>
    <style:style style:name="P60" style:parent-style-name="Textbody" style:family="paragraph"/>
    <style:style style:name="P61" style:parent-style-name="Textbody" style:family="paragraph"/>
    <style:style style:name="P62" style:parent-style-name="Textbody" style:family="paragraph"/>
    <style:style style:name="P63" style:parent-style-name="Textbody" style:family="paragraph"/>
    <style:style style:name="P64" style:parent-style-name="Textbody" style:family="paragraph"/>
    <style:style style:name="P65" style:parent-style-name="Textbody" style:family="paragraph"/>
    <style:style style:name="P66" style:parent-style-name="Textbody" style:family="paragraph"/>
    <style:style style:name="P67" style:parent-style-name="Textbody" style:family="paragraph"/>
    <style:style style:name="P68" style:parent-style-name="Textbody" style:family="paragraph"/>
    <style:style style:name="P69" style:parent-style-name="Textbody" style:family="paragraph"/>
    <style:style style:name="P70" style:parent-style-name="Textbody" style:family="paragraph"/>
  </office:automatic-styles>
  <office:body>
    <office:text text:use-soft-page-breaks="true">
      <text:p text:style-name="P1"><text:bookmark-start text:name="__DdeLink__240_2124455931"/>DIY —<text:s/><text:span text:style-name="T2">Store</text:span>.</text:p>
      <text:h text:style-name="Заголовок1" text:outline-level="1">Описание проекта.</text:h>
      <text:p text:style-name="Textbody">DIY-St<text:span text:style-name="T3">ore</text:span><text:s/>- <text:s/>это веб-сервис для «домашних мастеров», для удобного размещения своих изделий в целях продажи, выставки или в иных целях.</text:p>
      <text:p text:style-name="Textbody">«Мастер» -<text:s/>зарегистрированный клиент сервиса</text:p>
      <text:p text:style-name="Textbody">«Пользователь» - незарегистрированный клиент сервиса</text:p>
      <text:h text:style-name="Заголовок2" text:outline-level="2">Мастер может :</text:h>
      <text:list text:style-name="LFO1" text:continue-numbering="true">
        <text:list-item>
          <text:p text:style-name="P4">добавлять, удалять и редактировать свои изделия</text:p>
        </text:list-item>
        <text:list-item>
          <text:p text:style-name="P5">добавлять фотографию изделия, описание, цену</text:p>
        </text:list-item>
        <text:list-item>
          <text:p text:style-name="P6">получать уведомления от пользователей, читать и удалять уведомления.</text:p>
        </text:list-item>
        <text:list-item>
          <text:p text:style-name="P7">Мастер может выполнять все действия, предусмотренные для пользователя кроме регистрации{...}</text:p>
        </text:list-item>
      </text:list>
      <text:p text:style-name="Textbody">Для продажи изделия мастер связывается с клиентом, не используя сервис.</text:p>
      <text:h text:style-name="Заголовок2" text:outline-level="2">Пользователь может:</text:h>
      <text:list text:style-name="LFO1" text:continue-numbering="true">
        <text:list-item>
          <text:p text:style-name="P8">регистрироваться в сервисе и становиться мастером</text:p>
        </text:list-item>
      </text:list>
      <text:list text:style-name="LFO2" text:continue-numbering="true">
        <text:list-item>
          <text:p text:style-name="P9">просматривать<text:s/>случайные изделия на главной странице</text:p>
        </text:list-item>
        <text:list-item>
          <text:p text:style-name="P10">искать отдел мастера по имени</text:p>
        </text:list-item>
        <text:list-item>
          <text:p text:style-name="P11">переходить в магазин мастера по ссылке, полученной от мастера</text:p>
        </text:list-item>
        <text:list-item>
          <text:p text:style-name="P12">просматривать изделия мастера, описание, фотографии, цену</text:p>
        </text:list-item>
        <text:list-item>
          <text:p text:style-name="P13">отправить текстовое сообщение мастеру о намерении приобрести изделие со страницы изделия.</text:p>
        </text:list-item>
      </text:list>
      <text:p text:style-name="Textbody">Пользователь сам оставляет данные для обратной связи.<text:bookmark-end text:name="__DdeLink__240_2124455931"/></text:p>
      <text:p text:style-name="Textbody"/>
      <text:soft-page-break/>
      <text:h text:style-name="P14" text:outline-level="2">Сервис содержит страницы:</text:h>
      <text:list text:style-name="LFO3" text:continue-numbering="true">
        <text:list-item>
          <text:p text:style-name="P15">Главная страница</text:p>
        </text:list-item>
        <text:list-item>
          <text:p text:style-name="P16">Страница регистрации мастера</text:p>
        </text:list-item>
        <text:list-item>
          <text:p text:style-name="P17">Страница результата регистрации (успех / неудача)</text:p>
        </text:list-item>
        <text:list-item>
          <text:p text:style-name="P18">Страница авторизации</text:p>
        </text:list-item>
        <text:list-item>
          <text:p text:style-name="P19">Страница результата авторизации<text:s/>(успех / неудача)</text:p>
        </text:list-item>
        <text:list-item>
          <text:p text:style-name="P20">Страница личного кабинета мастера</text:p>
        </text:list-item>
        <text:list-item>
          <text:p text:style-name="P21">Страница изделия</text:p>
        </text:list-item>
        <text:list-item>
          <text:p text:style-name="P22">Страница добавления / редактирования изделия</text:p>
        </text:list-item>
        <text:list-item>
          <text:p text:style-name="P23">Страница отдела мастера</text:p>
        </text:list-item>
        <text:list-item>
          <text:p text:style-name="P24">Страница уведомлений о заказе мастера.</text:p>
        </text:list-item>
        <text:list-item>
          <text:p text:style-name="P25">Страница уведомления</text:p>
        </text:list-item>
        <text:list-item>
          <text:p text:style-name="P26">Страница результатов поиска</text:p>
        </text:list-item>
      </text:list>
      <text:soft-page-break/>
      <text:h text:style-name="P27" text:outline-level="1">Главная страница</text:h>
      <text:list text:style-name="LFO4" text:continue-numbering="true">
        <text:list-item>
          <text:p text:style-name="P28">Список случайных изделий мастеров</text:p>
        </text:list-item>
        <text:list-item>
          <text:p text:style-name="P29">Поле для ввода имени мастера для поиска отдела с кнопкой «поиск»</text:p>
        </text:list-item>
        <text:list-item>
          <text:p text:style-name="P30">Кнопки «регистрация» и «вход» для не авторизованных пользователей. Либо кнопку «мой отдел» и «уведомления» для авторизованных пользователей</text:p>
        </text:list-item>
      </text:list>
      <text:p text:style-name="Textbody">При нажатии на изделие, пользователь переходит на страницу этого изделия</text:p>
      <text:p text:style-name="Textbody">При нажатии на кнопку «поиск» пользователь переходит на страницу с результатами поиска по запросу, введенному в поле поиска.</text:p>
      <text:p text:style-name="Textbody">Если пользователь не авторизован, то на странице отображаются кнопки «регистрация» и «вход». При нажатии на кнопку «регистрация», пользователь переходит на страницу регистрации. При нажатии на кнопку «вход», пользователь переходит на страницу авторизации.</text:p>
      <text:p text:style-name="Textbody">Если пользователь авторизован, то на странице отображаются кнопки «мой отдел» и «уведомления». При нажатии на кнопку «мой отдел», пользователь переходит на страницу личного кабинета. При нажатии на кнопку «уведомления», пользователь переходит на страницу уведомлений.</text:p>
      <text:h text:style-name="Заголовок1" text:outline-level="1">Страница регистрации мастера</text:h>
      <text:list text:style-name="LFO5" text:continue-numbering="true">
        <text:list-item>
          <text:p text:style-name="P31">Поле для ввода имени отдела</text:p>
        </text:list-item>
        <text:list-item>
          <text:p text:style-name="P32">Поле для ввода электронной почты</text:p>
        </text:list-item>
        <text:list-item>
          <text:p text:style-name="P33">Поле для ввода пароля</text:p>
        </text:list-item>
        <text:list-item>
          <text:p text:style-name="P34">Поле для подтверждения пароля</text:p>
        </text:list-item>
        <text:list-item>
          <text:p text:style-name="P35">Кнопка отправки введенных данных</text:p>
        </text:list-item>
      </text:list>
      <text:p text:style-name="Textbody">Поле для ввода имени отдела имеет рядом текстовое сообщение-подсказку о допустимых символах.</text:p>
      <text:p text:style-name="Textbody">Поле для ввода электронной почты имеет рядом сообщение-подсказку<text:s/>о формате ввода электронной почты и допустимых символах.</text:p>
      <text:p text:style-name="Textbody">Поле для ввода пароля и поле для ввода подтверждения пароля имеют рядом сообщение-подсказку о допустимой длине пароля и допустимых символах.</text:p>
      <text:p text:style-name="Textbody">При нажатии на кнопку отправки введенных данных, происходит попытка регистрации пользователя в системе. Происходит проверка корректности имени отдела, доступности имени отдела, корректности электронной почты, корректности пароля, совпадения подтверждения пароля с паролем. Пользователь переходит на страницу результата регистрации.</text:p>
      <text:h text:style-name="Заголовок1" text:outline-level="1">Страница результата регистрации</text:h>
      <text:list text:style-name="LFO6" text:continue-numbering="true">
        <text:list-item>
          <text:p text:style-name="P36">Текстовое сообщение о результате регистрации пользователя в сервисе</text:p>
        </text:list-item>
        <text:list-item>
          <text:p text:style-name="P37">Кнопка «повторить» для перехода на страницу регистрации в случае неудачи, либо кнопка «мой отдел» для перехода в личный кабинет мастера в<text:s/>случае удачной регистрации</text:p>
        </text:list-item>
      </text:list>
      <text:p text:style-name="Textbody">При успешной попытке регистрации на странице выводится текстовое сообщение «Вы успешно зарегистрированы в системе» и кнопка «мой отдел». При нажатии на кнопку «мой отдел» пользователь переходит на страницу личного кабинета.</text:p>
      <text:p text:style-name="Textbody">При<text:s/>неуспешной попытке регистрации на странице выводится текстовое сообщение о том, какие из введенных данных некорректны:</text:p>
      <text:list text:style-name="LFO7" text:continue-numbering="true">
        <text:list-item>
          <text:p text:style-name="P38">«Введите корректное имя отдела» - если не пройдена проверка корректности ввода имени отдела</text:p>
        </text:list-item>
        <text:list-item>
          <text:p text:style-name="P39">«Имя отдела занято, введите другое имя» - если не пройдена проверка доступности имени отдела</text:p>
        </text:list-item>
        <text:list-item>
          <text:p text:style-name="P40">«Введите корректный адрес электронной почты» - если не пройдена проверка корректности электронной почты</text:p>
        </text:list-item>
        <text:list-item>
          <text:p text:style-name="P41">«Введите корректный пароль» - если не пройдена проверка корректности пароля</text:p>
        </text:list-item>
        <text:list-item>
          <text:p text:style-name="P42">«Пароль и подтверждение должны совпадать» - если не пройдена проверка совпадения пароля с подтверждением пароля</text:p>
        </text:list-item>
      </text:list>
      <text:p text:style-name="Textbody">Так же при неуспешной попытке регистрации выводится кнопка «повторить». При нажатии на кнопку «повторить» пользователь переходит на страницу регистрации.</text:p>
      <text:h text:style-name="Заголовок1" text:outline-level="1">Страница авторизации</text:h>
      <text:list text:style-name="LFO8" text:continue-numbering="true">
        <text:list-item>
          <text:p text:style-name="P43">Поле для ввода имени отдела</text:p>
        </text:list-item>
        <text:list-item>
          <text:p text:style-name="P44">Поле для ввода пароля</text:p>
        </text:list-item>
        <text:list-item>
          <text:p text:style-name="P45">Кнопка отправки введенных данных</text:p>
        </text:list-item>
      </text:list>
      <text:p text:style-name="Textbody"><text:bookmark-start text:name="__DdeLink__222_812968816"/>При нажатии на кнопку отправки данных происходит попытка авторизации пользователя в системе. Проверяется корректность введенных данных, наличие введенного имени отдела в<text:s/>зарегистрированных именах, совпадение пароля с зарегистрированным паролем.</text:p>
      <text:p text:style-name="Textbody">При успешной авторизации пользователь переходит на страницу личного кабинета.</text:p>
      <text:p text:style-name="Textbody">При неуспешной авторизации пользователь переходит на страницу неуспешной авторизации.<text:bookmark-end text:name="__DdeLink__222_812968816"/></text:p>
      <text:h text:style-name="Заголовок1" text:outline-level="1">Страница неуспешной авторизации</text:h>
      <text:list text:style-name="LFO6">
        <text:list-item>
          <text:p text:style-name="P46">Текстовое сообщение о результате авторизации пользователя в сервисе</text:p>
        </text:list-item>
        <text:list-item>
          <text:p text:style-name="P47">Поле для ввода имени отдела</text:p>
        </text:list-item>
        <text:list-item>
          <text:p text:style-name="P48">Поле для ввода пароля</text:p>
        </text:list-item>
        <text:list-item>
          <text:p text:style-name="P49">Кнопка отправки введенных данных</text:p>
        </text:list-item>
      </text:list>
      <text:p text:style-name="Textbody">На странице выводится текстовое сообщение «введены неверные данные»</text:p>
      <text:soft-page-break/>
      <text:p text:style-name="Textbody">При нажатии на кнопку<text:s/>отправки данных происходит попытка авторизации пользователя в системе. Проверяется корректность введенных данных, наличие введенного имени отдела в зарегистрированных именах, совпадение пароля с зарегистрированным паролем.</text:p>
      <text:p text:style-name="Textbody">При успешной авторизации пользователь переходит на страницу личного кабинета.</text:p>
      <text:p text:style-name="Textbody">При неуспешной авторизации пользователь переходит на страницу неуспешной авторизации.</text:p>
      <text:h text:style-name="Заголовок1" text:outline-level="1">Страница личного кабинета мастера</text:h>
      <text:list text:style-name="LFO10" text:continue-numbering="true">
        <text:list-item>
          <text:p text:style-name="P50">Список изделий мастера с кнопками «удалить» и «редактировать» для каждого изделия</text:p>
        </text:list-item>
        <text:list-item>
          <text:p text:style-name="P51">Кнопка «добавить изделие»</text:p>
        </text:list-item>
        <text:list-item>
          <text:p text:style-name="P52">Кнопка «уведомления»</text:p>
        </text:list-item>
      </text:list>
      <text:p text:style-name="Textbody">Выводится список изделий мастера. Каждому изделию соответствует кнопка «удалить» и «редактировать».<text:s/></text:p>
      <text:p text:style-name="Textbody">При нажатии на изделие пользователь переходит на страницу этого изделия.</text:p>
      <text:p text:style-name="Textbody">При нажатии на кнопку «удалить» происходит удаление соответствующего изделия, пользователь переходит на страницу личного кабинета.</text:p>
      <text:p text:style-name="Textbody">При нажатии на кнопку «редактировать» пользователь переходит на страницу редактирования изделия.</text:p>
      <text:p text:style-name="Textbody">При нажатии на кнопку «добавить изделие» происходит создание нового изделия, пользователь переходит на страницу редактирования этого изделия.</text:p>
      <text:p text:style-name="Textbody">При нажатии на кнопку «уведомления» пользователь переходит на страницу уведомлений.</text:p>
      <text:h text:style-name="Заголовок1" text:outline-level="1">Страница изделия</text:h>
      <text:list text:style-name="LFO11" text:continue-numbering="true">
        <text:list-item>
          <text:p text:style-name="P53">Фотография изделия с кнопками «предыдущая» и «следующая»</text:p>
        </text:list-item>
        <text:list-item>
          <text:p text:style-name="P54">Описание изделия</text:p>
        </text:list-item>
        <text:list-item>
          <text:p text:style-name="P55">Цена изделия</text:p>
        </text:list-item>
        <text:list-item>
          <text:p text:style-name="P56">Поле для ввода сообщения с кнопкой «отправить»</text:p>
        </text:list-item>
        <text:list-item>
          <text:p text:style-name="P57">Кнопка «отдел мастера»</text:p>
        </text:list-item>
      </text:list>
      <text:p text:style-name="Textbody">При переходе на страницу на ней отображается первая фотография.</text:p>
      <text:p text:style-name="Textbody">При нажатии на кнопку «следующая» пользователь переходит на страницу текущего изделия, на которой отображается следующая<text:s/>фотография, если она имеется.</text:p>
      <text:p text:style-name="Textbody">При нажатии на кнопку «предыдущая» пользователь переходит на страницу текущего изделия, на которой отображается предыдущая фотография, если она имеется.</text:p>
      <text:p text:style-name="Textbody">На странице отображается текстовое сообщение с описанием изделия, если оно задано.</text:p>
      <text:p text:style-name="Textbody">На странице отображается цена изделия, если она задана.</text:p>
      <text:soft-page-break/>
      <text:p text:style-name="Textbody">При нажатии на кнопку отправить происходит отправка сообщения, введенного в поле, мастеру. Пользователь переходит на страницу изделия, с которой отправлялось сообщение.</text:p>
      <text:p text:style-name="Textbody">При нажатии на<text:s/>кнопку «отдел мастера» пользователь переходит на страницу отдела мастера.</text:p>
      <text:h text:style-name="Заголовок1" text:outline-level="1">Страница редактирования изделия</text:h>
      <text:list text:style-name="LFO12" text:continue-numbering="true">
        <text:list-item>
          <text:p text:style-name="P58">Список фотографий изделия с кнопками «удалить»</text:p>
        </text:list-item>
        <text:list-item>
          <text:p text:style-name="P59">Форма для добавления фотографии</text:p>
        </text:list-item>
        <text:list-item>
          <text:p text:style-name="P60">Поле для ввода описания</text:p>
        </text:list-item>
        <text:list-item>
          <text:p text:style-name="P61">Поле для ввода цены</text:p>
        </text:list-item>
        <text:list-item>
          <text:p text:style-name="P62">Кнопка «сохранить»</text:p>
        </text:list-item>
      </text:list>
      <text:p text:style-name="Textbody">Выводится список фотографий изделия. Каждой фотографии соответствует кнопка «удалить»</text:p>
      <text:p text:style-name="Textbody">При нажатии на кнопку «удалить» происходит удаление соответствующей фотографии, пользователь переходит на страницу редактирования текущего изделия.</text:p>
      <text:p text:style-name="Textbody">При добавлении фотографии через форму, происходит добавление фотографии в список фотографий изделия, пользователь переходит на страницу редактирования текущего изделия.</text:p>
      <text:p text:style-name="Textbody">При нажатии на кнопку «сохранить» происходит добавление описания и цены изделия, введенных в соответствующих полях. Пользователь переходит в личный кабинет.</text:p>
      <text:h text:style-name="Заголовок1" text:outline-level="1">Страница отдела мастера</text:h>
      <text:list text:style-name="LFO13" text:continue-numbering="true">
        <text:list-item>
          <text:p text:style-name="P63">Список изделий с возможностью перехода к конкретному изделию</text:p>
        </text:list-item>
      </text:list>
      <text:p text:style-name="Textbody">При нажатии на изделие пользователь переходит на страницу соответствующего изделия.</text:p>
      <text:h text:style-name="Заголовок1" text:outline-level="1">Страница уведомлений о заказе мастера.</text:h>
      <text:list text:style-name="LFO14" text:continue-numbering="true">
        <text:list-item>
          <text:p text:style-name="P64">Список уведомлений с кнопками «открыть» и «удалить»</text:p>
        </text:list-item>
        <text:list-item>
          <text:p text:style-name="P65">Кнопка «мой отдел»</text:p>
        </text:list-item>
      </text:list>
      <text:p text:style-name="Textbody">Выводится первые 20-40 символов уведомлений. Каждой записи соответствует кнопка «открыть» и «удалить».</text:p>
      <text:p text:style-name="Textbody">При нажатии на кнопку открыть, пользователь переходит на страницу соответствующего уведомления.</text:p>
      <text:p text:style-name="Textbody">При нажатии на кнопку «удалить» происходит удаление соответствующего уведомления, пользователь переходит на страницу уведомлений.</text:p>
      <text:p text:style-name="Textbody">При нажатии на кнопку «мой отдел» пользователь переходит в личный кабинет.</text:p>
      <text:h text:style-name="Заголовок1" text:outline-level="1">Страница уведомления</text:h>
      <text:list text:style-name="LFO15" text:continue-numbering="true">
        <text:list-item>
          <text:p text:style-name="P66">Текстовое сообщение от пользователя</text:p>
        </text:list-item>
        <text:list-item>
          <text:p text:style-name="P67">Ссылка или кнопка для перехода к изделию, с которого пользователь отправил уведомление</text:p>
        </text:list-item>
        <text:list-item>
          <text:p text:style-name="P68">Кнопка «уведомления»</text:p>
        </text:list-item>
      </text:list>
      <text:p text:style-name="Textbody">При нажатии на ссылку или кнопку для перехода к изделию пользователь переходит к на страницу соответствующего изделия.</text:p>
      <text:p text:style-name="Textbody">При нажатии на<text:s/>кнопку «уведомления» пользователь переходит на страницу уведомлений.</text:p>
      <text:h text:style-name="Заголовок1" text:outline-level="1">Страница результатов поиска</text:h>
      <text:list text:style-name="LFO16" text:continue-numbering="true">
        <text:list-item>
          <text:p text:style-name="P69">Поле для ввода имени мастера для поиска отдела с кнопкой «поиск»</text:p>
        </text:list-item>
        <text:list-item>
          <text:p text:style-name="P70">Список мастеров, удовлетворяющих результатам поиска со ссылками или кнопками для перехода</text:p>
        </text:list-item>
      </text:list>
      <text:p text:style-name="Textbody">Выводится список мастеров, уведомляющих результатам поиска. Каждой записи соответствует кнопка или ссылка для перехода к отделу мастера.</text:p>
      <text:p text:style-name="Textbody">При нажатии на кнопку или ссылку для перехода к отделу мастера пользователь переходит к на страницу соответствующего отдела.</text:p>
      <text:p text:style-name="Textbody">При нажатии на кнопку «поиск» пользователь переходит на страницу с результатами поиска по запросу, введенному в поле поиска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OpenSymbol" style:font-charset="x-symbol" svg:font-family="OpenSymbol" style:font-family-generic="system"/>
    <style:font-face style:name="StarSymbol" style:font-charset="x-symbol" svg:font-family="Star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азвание" style:display-name="Название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tar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tar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tar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tar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Star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style:style style:name="WW_CharLFO11LVL1" style:family="text">
      <style:text-properties style:font-name="StarSymbol"/>
    </style:style>
    <style:style style:name="WW_CharLFO11LVL2" style:family="text">
      <style:text-properties style:font-name="StarSymbol"/>
    </style:style>
    <style:style style:name="WW_CharLFO11LVL3" style:family="text">
      <style:text-properties style:font-name="StarSymbol"/>
    </style:style>
    <style:style style:name="WW_CharLFO11LVL4" style:family="text">
      <style:text-properties style:font-name="StarSymbol"/>
    </style:style>
    <style:style style:name="WW_CharLFO11LVL5" style:family="text">
      <style:text-properties style:font-name="StarSymbol"/>
    </style:style>
    <style:style style:name="WW_CharLFO11LVL6" style:family="text">
      <style:text-properties style:font-name="StarSymbol"/>
    </style:style>
    <style:style style:name="WW_CharLFO11LVL7" style:family="text">
      <style:text-properties style:font-name="StarSymbol"/>
    </style:style>
    <style:style style:name="WW_CharLFO11LVL8" style:family="text">
      <style:text-properties style:font-name="StarSymbol"/>
    </style:style>
    <style:style style:name="WW_CharLFO11LVL9" style:family="text">
      <style:text-properties style:font-name="StarSymbol"/>
    </style:style>
    <style:style style:name="WW_CharLFO12LVL1" style:family="text">
      <style:text-properties style:font-name="StarSymbol"/>
    </style:style>
    <style:style style:name="WW_CharLFO12LVL2" style:family="text">
      <style:text-properties style:font-name="StarSymbol"/>
    </style:style>
    <style:style style:name="WW_CharLFO12LVL3" style:family="text">
      <style:text-properties style:font-name="StarSymbol"/>
    </style:style>
    <style:style style:name="WW_CharLFO12LVL4" style:family="text">
      <style:text-properties style:font-name="StarSymbol"/>
    </style:style>
    <style:style style:name="WW_CharLFO12LVL5" style:family="text">
      <style:text-properties style:font-name="StarSymbol"/>
    </style:style>
    <style:style style:name="WW_CharLFO12LVL6" style:family="text">
      <style:text-properties style:font-name="StarSymbol"/>
    </style:style>
    <style:style style:name="WW_CharLFO12LVL7" style:family="text">
      <style:text-properties style:font-name="StarSymbol"/>
    </style:style>
    <style:style style:name="WW_CharLFO12LVL8" style:family="text">
      <style:text-properties style:font-name="StarSymbol"/>
    </style:style>
    <style:style style:name="WW_CharLFO12LVL9" style:family="text">
      <style:text-properties style:font-name="StarSymbol"/>
    </style:style>
    <style:style style:name="WW_CharLFO13LVL1" style:family="text">
      <style:text-properties style:font-name="StarSymbol"/>
    </style:style>
    <style:style style:name="WW_CharLFO13LVL2" style:family="text">
      <style:text-properties style:font-name="StarSymbol"/>
    </style:style>
    <style:style style:name="WW_CharLFO13LVL3" style:family="text">
      <style:text-properties style:font-name="StarSymbol"/>
    </style:style>
    <style:style style:name="WW_CharLFO13LVL4" style:family="text">
      <style:text-properties style:font-name="StarSymbol"/>
    </style:style>
    <style:style style:name="WW_CharLFO13LVL5" style:family="text">
      <style:text-properties style:font-name="StarSymbol"/>
    </style:style>
    <style:style style:name="WW_CharLFO13LVL6" style:family="text">
      <style:text-properties style:font-name="StarSymbol"/>
    </style:style>
    <style:style style:name="WW_CharLFO13LVL7" style:family="text">
      <style:text-properties style:font-name="StarSymbol"/>
    </style:style>
    <style:style style:name="WW_CharLFO13LVL8" style:family="text">
      <style:text-properties style:font-name="StarSymbol"/>
    </style:style>
    <style:style style:name="WW_CharLFO13LVL9" style:family="text">
      <style:text-properties style:font-name="StarSymbol"/>
    </style:style>
    <style:style style:name="WW_CharLFO14LVL1" style:family="text">
      <style:text-properties style:font-name="StarSymbol"/>
    </style:style>
    <style:style style:name="WW_CharLFO14LVL2" style:family="text">
      <style:text-properties style:font-name="StarSymbol"/>
    </style:style>
    <style:style style:name="WW_CharLFO14LVL3" style:family="text">
      <style:text-properties style:font-name="StarSymbol"/>
    </style:style>
    <style:style style:name="WW_CharLFO14LVL4" style:family="text">
      <style:text-properties style:font-name="StarSymbol"/>
    </style:style>
    <style:style style:name="WW_CharLFO14LVL5" style:family="text">
      <style:text-properties style:font-name="StarSymbol"/>
    </style:style>
    <style:style style:name="WW_CharLFO14LVL6" style:family="text">
      <style:text-properties style:font-name="StarSymbol"/>
    </style:style>
    <style:style style:name="WW_CharLFO14LVL7" style:family="text">
      <style:text-properties style:font-name="StarSymbol"/>
    </style:style>
    <style:style style:name="WW_CharLFO14LVL8" style:family="text">
      <style:text-properties style:font-name="StarSymbol"/>
    </style:style>
    <style:style style:name="WW_CharLFO14LVL9" style:family="text">
      <style:text-properties style:font-name="StarSymbol"/>
    </style:style>
    <style:style style:name="WW_CharLFO15LVL1" style:family="text">
      <style:text-properties style:font-name="StarSymbol"/>
    </style:style>
    <style:style style:name="WW_CharLFO15LVL2" style:family="text">
      <style:text-properties style:font-name="StarSymbol"/>
    </style:style>
    <style:style style:name="WW_CharLFO15LVL3" style:family="text">
      <style:text-properties style:font-name="StarSymbol"/>
    </style:style>
    <style:style style:name="WW_CharLFO15LVL4" style:family="text">
      <style:text-properties style:font-name="StarSymbol"/>
    </style:style>
    <style:style style:name="WW_CharLFO15LVL5" style:family="text">
      <style:text-properties style:font-name="StarSymbol"/>
    </style:style>
    <style:style style:name="WW_CharLFO15LVL6" style:family="text">
      <style:text-properties style:font-name="StarSymbol"/>
    </style:style>
    <style:style style:name="WW_CharLFO15LVL7" style:family="text">
      <style:text-properties style:font-name="StarSymbol"/>
    </style:style>
    <style:style style:name="WW_CharLFO15LVL8" style:family="text">
      <style:text-properties style:font-name="StarSymbol"/>
    </style:style>
    <style:style style:name="WW_CharLFO15LVL9" style:family="text">
      <style:text-properties style:font-name="StarSymbol"/>
    </style:style>
    <style:style style:name="WW_CharLFO16LVL1" style:family="text">
      <style:text-properties style:font-name="Star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✗">
        <style:list-level-properties/>
        <style:text-properties style:font-name="Star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✗">
        <style:list-level-properties/>
        <style:text-properties style:font-name="Star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✗">
        <style:list-level-properties/>
        <style:text-properties style:font-name="Star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✗">
        <style:list-level-properties/>
        <style:text-properties style:font-name="Star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✗">
        <style:list-level-properties/>
        <style:text-properties style:font-name="Star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✗">
        <style:list-level-properties/>
        <style:text-properties style:font-name="Star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✗">
        <style:list-level-properties/>
        <style:text-properties style:font-name="StarSymbol"/>
      </text:list-level-style-bullet>
      <text:list-level-style-bullet text:level="2" text:style-name="WW_CharLFO8LVL2" text:bullet-char="✗">
        <style:list-level-properties/>
        <style:text-properties style:font-name="StarSymbol"/>
      </text:list-level-style-bullet>
      <text:list-level-style-bullet text:level="3" text:style-name="WW_CharLFO8LVL3" text:bullet-char="✗">
        <style:list-level-properties/>
        <style:text-properties style:font-name="StarSymbol"/>
      </text:list-level-style-bullet>
      <text:list-level-style-bullet text:level="4" text:style-name="WW_CharLFO8LVL4" text:bullet-char="✗">
        <style:list-level-properties/>
        <style:text-properties style:font-name="StarSymbol"/>
      </text:list-level-style-bullet>
      <text:list-level-style-bullet text:level="5" text:style-name="WW_CharLFO8LVL5" text:bullet-char="✗">
        <style:list-level-properties/>
        <style:text-properties style:font-name="StarSymbol"/>
      </text:list-level-style-bullet>
      <text:list-level-style-bullet text:level="6" text:style-name="WW_CharLFO8LVL6" text:bullet-char="✗">
        <style:list-level-properties/>
        <style:text-properties style:font-name="StarSymbol"/>
      </text:list-level-style-bullet>
      <text:list-level-style-bullet text:level="7" text:style-name="WW_CharLFO8LVL7" text:bullet-char="✗">
        <style:list-level-properties/>
        <style:text-properties style:font-name="StarSymbol"/>
      </text:list-level-style-bullet>
      <text:list-level-style-bullet text:level="8" text:style-name="WW_CharLFO8LVL8" text:bullet-char="✗">
        <style:list-level-properties/>
        <style:text-properties style:font-name="StarSymbol"/>
      </text:list-level-style-bullet>
      <text:list-level-style-bullet text:level="9" text:style-name="WW_CharLFO8LVL9" text:bullet-char="✗">
        <style:list-level-properties/>
        <style:text-properties style:font-name="StarSymbol"/>
      </text:list-level-style-bullet>
    </text:list-style>
    <text:list-style style:name="LFO10">
      <text:list-level-style-bullet text:level="1" text:style-name="WW_CharLFO10LVL1" text:bullet-char="✗">
        <style:list-level-properties/>
        <style:text-properties style:font-name="StarSymbol"/>
      </text:list-level-style-bullet>
      <text:list-level-style-bullet text:level="2" text:style-name="WW_CharLFO10LVL2" text:bullet-char="✗">
        <style:list-level-properties/>
        <style:text-properties style:font-name="StarSymbol"/>
      </text:list-level-style-bullet>
      <text:list-level-style-bullet text:level="3" text:style-name="WW_CharLFO10LVL3" text:bullet-char="✗">
        <style:list-level-properties/>
        <style:text-properties style:font-name="StarSymbol"/>
      </text:list-level-style-bullet>
      <text:list-level-style-bullet text:level="4" text:style-name="WW_CharLFO10LVL4" text:bullet-char="✗">
        <style:list-level-properties/>
        <style:text-properties style:font-name="StarSymbol"/>
      </text:list-level-style-bullet>
      <text:list-level-style-bullet text:level="5" text:style-name="WW_CharLFO10LVL5" text:bullet-char="✗">
        <style:list-level-properties/>
        <style:text-properties style:font-name="StarSymbol"/>
      </text:list-level-style-bullet>
      <text:list-level-style-bullet text:level="6" text:style-name="WW_CharLFO10LVL6" text:bullet-char="✗">
        <style:list-level-properties/>
        <style:text-properties style:font-name="StarSymbol"/>
      </text:list-level-style-bullet>
      <text:list-level-style-bullet text:level="7" text:style-name="WW_CharLFO10LVL7" text:bullet-char="✗">
        <style:list-level-properties/>
        <style:text-properties style:font-name="StarSymbol"/>
      </text:list-level-style-bullet>
      <text:list-level-style-bullet text:level="8" text:style-name="WW_CharLFO10LVL8" text:bullet-char="✗">
        <style:list-level-properties/>
        <style:text-properties style:font-name="StarSymbol"/>
      </text:list-level-style-bullet>
      <text:list-level-style-bullet text:level="9" text:style-name="WW_CharLFO10LVL9" text:bullet-char="✗">
        <style:list-level-properties/>
        <style:text-properties style:font-name="StarSymbol"/>
      </text:list-level-style-bullet>
    </text:list-style>
    <text:list-style style:name="LFO11">
      <text:list-level-style-bullet text:level="1" text:style-name="WW_CharLFO11LVL1" text:bullet-char="✗">
        <style:list-level-properties/>
        <style:text-properties style:font-name="StarSymbol"/>
      </text:list-level-style-bullet>
      <text:list-level-style-bullet text:level="2" text:style-name="WW_CharLFO11LVL2" text:bullet-char="✗">
        <style:list-level-properties/>
        <style:text-properties style:font-name="StarSymbol"/>
      </text:list-level-style-bullet>
      <text:list-level-style-bullet text:level="3" text:style-name="WW_CharLFO11LVL3" text:bullet-char="✗">
        <style:list-level-properties/>
        <style:text-properties style:font-name="StarSymbol"/>
      </text:list-level-style-bullet>
      <text:list-level-style-bullet text:level="4" text:style-name="WW_CharLFO11LVL4" text:bullet-char="✗">
        <style:list-level-properties/>
        <style:text-properties style:font-name="StarSymbol"/>
      </text:list-level-style-bullet>
      <text:list-level-style-bullet text:level="5" text:style-name="WW_CharLFO11LVL5" text:bullet-char="✗">
        <style:list-level-properties/>
        <style:text-properties style:font-name="StarSymbol"/>
      </text:list-level-style-bullet>
      <text:list-level-style-bullet text:level="6" text:style-name="WW_CharLFO11LVL6" text:bullet-char="✗">
        <style:list-level-properties/>
        <style:text-properties style:font-name="StarSymbol"/>
      </text:list-level-style-bullet>
      <text:list-level-style-bullet text:level="7" text:style-name="WW_CharLFO11LVL7" text:bullet-char="✗">
        <style:list-level-properties/>
        <style:text-properties style:font-name="StarSymbol"/>
      </text:list-level-style-bullet>
      <text:list-level-style-bullet text:level="8" text:style-name="WW_CharLFO11LVL8" text:bullet-char="✗">
        <style:list-level-properties/>
        <style:text-properties style:font-name="StarSymbol"/>
      </text:list-level-style-bullet>
      <text:list-level-style-bullet text:level="9" text:style-name="WW_CharLFO11LVL9" text:bullet-char="✗">
        <style:list-level-properties/>
        <style:text-properties style:font-name="StarSymbol"/>
      </text:list-level-style-bullet>
    </text:list-style>
    <text:list-style style:name="LFO12">
      <text:list-level-style-bullet text:level="1" text:style-name="WW_CharLFO12LVL1" text:bullet-char="✗">
        <style:list-level-properties/>
        <style:text-properties style:font-name="StarSymbol"/>
      </text:list-level-style-bullet>
      <text:list-level-style-bullet text:level="2" text:style-name="WW_CharLFO12LVL2" text:bullet-char="✗">
        <style:list-level-properties/>
        <style:text-properties style:font-name="StarSymbol"/>
      </text:list-level-style-bullet>
      <text:list-level-style-bullet text:level="3" text:style-name="WW_CharLFO12LVL3" text:bullet-char="✗">
        <style:list-level-properties/>
        <style:text-properties style:font-name="StarSymbol"/>
      </text:list-level-style-bullet>
      <text:list-level-style-bullet text:level="4" text:style-name="WW_CharLFO12LVL4" text:bullet-char="✗">
        <style:list-level-properties/>
        <style:text-properties style:font-name="StarSymbol"/>
      </text:list-level-style-bullet>
      <text:list-level-style-bullet text:level="5" text:style-name="WW_CharLFO12LVL5" text:bullet-char="✗">
        <style:list-level-properties/>
        <style:text-properties style:font-name="StarSymbol"/>
      </text:list-level-style-bullet>
      <text:list-level-style-bullet text:level="6" text:style-name="WW_CharLFO12LVL6" text:bullet-char="✗">
        <style:list-level-properties/>
        <style:text-properties style:font-name="StarSymbol"/>
      </text:list-level-style-bullet>
      <text:list-level-style-bullet text:level="7" text:style-name="WW_CharLFO12LVL7" text:bullet-char="✗">
        <style:list-level-properties/>
        <style:text-properties style:font-name="StarSymbol"/>
      </text:list-level-style-bullet>
      <text:list-level-style-bullet text:level="8" text:style-name="WW_CharLFO12LVL8" text:bullet-char="✗">
        <style:list-level-properties/>
        <style:text-properties style:font-name="StarSymbol"/>
      </text:list-level-style-bullet>
      <text:list-level-style-bullet text:level="9" text:style-name="WW_CharLFO12LVL9" text:bullet-char="✗">
        <style:list-level-properties/>
        <style:text-properties style:font-name="StarSymbol"/>
      </text:list-level-style-bullet>
    </text:list-style>
    <text:list-style style:name="LFO13">
      <text:list-level-style-bullet text:level="1" text:style-name="WW_CharLFO13LVL1" text:bullet-char="✗">
        <style:list-level-properties/>
        <style:text-properties style:font-name="StarSymbol"/>
      </text:list-level-style-bullet>
      <text:list-level-style-bullet text:level="2" text:style-name="WW_CharLFO13LVL2" text:bullet-char="✗">
        <style:list-level-properties/>
        <style:text-properties style:font-name="StarSymbol"/>
      </text:list-level-style-bullet>
      <text:list-level-style-bullet text:level="3" text:style-name="WW_CharLFO13LVL3" text:bullet-char="✗">
        <style:list-level-properties/>
        <style:text-properties style:font-name="StarSymbol"/>
      </text:list-level-style-bullet>
      <text:list-level-style-bullet text:level="4" text:style-name="WW_CharLFO13LVL4" text:bullet-char="✗">
        <style:list-level-properties/>
        <style:text-properties style:font-name="StarSymbol"/>
      </text:list-level-style-bullet>
      <text:list-level-style-bullet text:level="5" text:style-name="WW_CharLFO13LVL5" text:bullet-char="✗">
        <style:list-level-properties/>
        <style:text-properties style:font-name="StarSymbol"/>
      </text:list-level-style-bullet>
      <text:list-level-style-bullet text:level="6" text:style-name="WW_CharLFO13LVL6" text:bullet-char="✗">
        <style:list-level-properties/>
        <style:text-properties style:font-name="StarSymbol"/>
      </text:list-level-style-bullet>
      <text:list-level-style-bullet text:level="7" text:style-name="WW_CharLFO13LVL7" text:bullet-char="✗">
        <style:list-level-properties/>
        <style:text-properties style:font-name="StarSymbol"/>
      </text:list-level-style-bullet>
      <text:list-level-style-bullet text:level="8" text:style-name="WW_CharLFO13LVL8" text:bullet-char="✗">
        <style:list-level-properties/>
        <style:text-properties style:font-name="StarSymbol"/>
      </text:list-level-style-bullet>
      <text:list-level-style-bullet text:level="9" text:style-name="WW_CharLFO13LVL9" text:bullet-char="✗">
        <style:list-level-properties/>
        <style:text-properties style:font-name="StarSymbol"/>
      </text:list-level-style-bullet>
    </text:list-style>
    <text:list-style style:name="LFO14">
      <text:list-level-style-bullet text:level="1" text:style-name="WW_CharLFO14LVL1" text:bullet-char="✗">
        <style:list-level-properties/>
        <style:text-properties style:font-name="StarSymbol"/>
      </text:list-level-style-bullet>
      <text:list-level-style-bullet text:level="2" text:style-name="WW_CharLFO14LVL2" text:bullet-char="✗">
        <style:list-level-properties/>
        <style:text-properties style:font-name="StarSymbol"/>
      </text:list-level-style-bullet>
      <text:list-level-style-bullet text:level="3" text:style-name="WW_CharLFO14LVL3" text:bullet-char="✗">
        <style:list-level-properties/>
        <style:text-properties style:font-name="StarSymbol"/>
      </text:list-level-style-bullet>
      <text:list-level-style-bullet text:level="4" text:style-name="WW_CharLFO14LVL4" text:bullet-char="✗">
        <style:list-level-properties/>
        <style:text-properties style:font-name="StarSymbol"/>
      </text:list-level-style-bullet>
      <text:list-level-style-bullet text:level="5" text:style-name="WW_CharLFO14LVL5" text:bullet-char="✗">
        <style:list-level-properties/>
        <style:text-properties style:font-name="StarSymbol"/>
      </text:list-level-style-bullet>
      <text:list-level-style-bullet text:level="6" text:style-name="WW_CharLFO14LVL6" text:bullet-char="✗">
        <style:list-level-properties/>
        <style:text-properties style:font-name="StarSymbol"/>
      </text:list-level-style-bullet>
      <text:list-level-style-bullet text:level="7" text:style-name="WW_CharLFO14LVL7" text:bullet-char="✗">
        <style:list-level-properties/>
        <style:text-properties style:font-name="StarSymbol"/>
      </text:list-level-style-bullet>
      <text:list-level-style-bullet text:level="8" text:style-name="WW_CharLFO14LVL8" text:bullet-char="✗">
        <style:list-level-properties/>
        <style:text-properties style:font-name="StarSymbol"/>
      </text:list-level-style-bullet>
      <text:list-level-style-bullet text:level="9" text:style-name="WW_CharLFO14LVL9" text:bullet-char="✗">
        <style:list-level-properties/>
        <style:text-properties style:font-name="StarSymbol"/>
      </text:list-level-style-bullet>
    </text:list-style>
    <text:list-style style:name="LFO15">
      <text:list-level-style-bullet text:level="1" text:style-name="WW_CharLFO15LVL1" text:bullet-char="✗">
        <style:list-level-properties/>
        <style:text-properties style:font-name="StarSymbol"/>
      </text:list-level-style-bullet>
      <text:list-level-style-bullet text:level="2" text:style-name="WW_CharLFO15LVL2" text:bullet-char="✗">
        <style:list-level-properties/>
        <style:text-properties style:font-name="StarSymbol"/>
      </text:list-level-style-bullet>
      <text:list-level-style-bullet text:level="3" text:style-name="WW_CharLFO15LVL3" text:bullet-char="✗">
        <style:list-level-properties/>
        <style:text-properties style:font-name="StarSymbol"/>
      </text:list-level-style-bullet>
      <text:list-level-style-bullet text:level="4" text:style-name="WW_CharLFO15LVL4" text:bullet-char="✗">
        <style:list-level-properties/>
        <style:text-properties style:font-name="StarSymbol"/>
      </text:list-level-style-bullet>
      <text:list-level-style-bullet text:level="5" text:style-name="WW_CharLFO15LVL5" text:bullet-char="✗">
        <style:list-level-properties/>
        <style:text-properties style:font-name="StarSymbol"/>
      </text:list-level-style-bullet>
      <text:list-level-style-bullet text:level="6" text:style-name="WW_CharLFO15LVL6" text:bullet-char="✗">
        <style:list-level-properties/>
        <style:text-properties style:font-name="StarSymbol"/>
      </text:list-level-style-bullet>
      <text:list-level-style-bullet text:level="7" text:style-name="WW_CharLFO15LVL7" text:bullet-char="✗">
        <style:list-level-properties/>
        <style:text-properties style:font-name="StarSymbol"/>
      </text:list-level-style-bullet>
      <text:list-level-style-bullet text:level="8" text:style-name="WW_CharLFO15LVL8" text:bullet-char="✗">
        <style:list-level-properties/>
        <style:text-properties style:font-name="StarSymbol"/>
      </text:list-level-style-bullet>
      <text:list-level-style-bullet text:level="9" text:style-name="WW_CharLFO15LVL9" text:bullet-char="✗">
        <style:list-level-properties/>
        <style:text-properties style:font-name="StarSymbol"/>
      </text:list-level-style-bullet>
    </text:list-style>
    <text:list-style style:name="LFO16">
      <text:list-level-style-bullet text:level="1" text:style-name="WW_CharLFO16LVL1" text:bullet-char="✗">
        <style:list-level-properties/>
        <style:text-properties style:font-name="StarSymbol"/>
      </text:list-level-style-bullet>
      <text:list-level-style-bullet text:level="2" text:style-name="WW_CharLFO16LVL2" text:bullet-char="◦">
        <style:list-level-properties/>
        <style:text-properties style:font-name="OpenSymbol"/>
      </text:list-level-style-bullet>
      <text:list-level-style-bullet text:level="3" text:style-name="WW_CharLFO16LVL3" text:bullet-char="▪">
        <style:list-level-properties/>
        <style:text-properties style:font-name="OpenSymbol"/>
      </text:list-level-style-bullet>
      <text:list-level-style-bullet text:level="4" text:style-name="WW_CharLFO16LVL4" text:bullet-char="•">
        <style:list-level-properties/>
        <style:text-properties style:font-name="OpenSymbol"/>
      </text:list-level-style-bullet>
      <text:list-level-style-bullet text:level="5" text:style-name="WW_CharLFO16LVL5" text:bullet-char="◦">
        <style:list-level-properties/>
        <style:text-properties style:font-name="OpenSymbol"/>
      </text:list-level-style-bullet>
      <text:list-level-style-bullet text:level="6" text:style-name="WW_CharLFO16LVL6" text:bullet-char="▪">
        <style:list-level-properties/>
        <style:text-properties style:font-name="OpenSymbol"/>
      </text:list-level-style-bullet>
      <text:list-level-style-bullet text:level="7" text:style-name="WW_CharLFO16LVL7" text:bullet-char="•">
        <style:list-level-properties/>
        <style:text-properties style:font-name="OpenSymbol"/>
      </text:list-level-style-bullet>
      <text:list-level-style-bullet text:level="8" text:style-name="WW_CharLFO16LVL8" text:bullet-char="◦">
        <style:list-level-properties/>
        <style:text-properties style:font-name="OpenSymbol"/>
      </text:list-level-style-bullet>
      <text:list-level-style-bullet text:level="9" text:style-name="WW_CharLFO16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nya</meta:initial-creator>
    <dc:creator>Тоня</dc:creator>
    <meta:creation-date>2017-04-15T13:07:00Z</meta:creation-date>
    <dc:date>2017-04-15T13:07:00Z</dc:date>
    <meta:template xlink:href="Normal.dotm" xlink:type="simple"/>
    <meta:editing-cycles>2</meta:editing-cycles>
    <meta:editing-duration>PT0S</meta:editing-duration>
    <meta:document-statistic meta:page-count="7" meta:paragraph-count="19" meta:word-count="1457" meta:character-count="9748" meta:row-count="69" meta:non-whitespace-character-count="8310"/>
  </office:meta>
</office:document-meta>
</file>